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T1" style:family="text">
      <style:text-properties officeooo:rsid="000994da"/>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ound cards and hardware devices</text:h>
      <text:p text:style-name="Standard"><text:span text:style-name="T1">1.</text:span>ALSA arranges hardware audio devices and their components into a hierarchy of cards, devices and subdevices. It reflects the structure and capabilities of your hardware as seen by ALSA. If there is a discrepancy between a sound card's device structure and its documentation, this may be due to the driver not supporting all its features. </text:p>
      <text:p text:style-name="Text_20_body">ALSA <text:span text:style-name="T2">cards</text:span> correspond one-to-one to hardware sound cards. They do not play a big part except that one can list the devices on each card. A card can be denoted by its ID (a string, see <text:a xlink:type="simple" xlink:href="https://www.volkerschatz.com/noise/alsa.html#tools" text:style-name="Internet_20_link" text:visited-style-name="Visited_20_Internet_20_Link">below</text:a>) or a numerical index starting at zero. </text:p>
      <text:p text:style-name="Text_20_body">Most of ALSA's hardware access happens at the <text:span text:style-name="T2">device</text:span> level. The devices of each card are enumerated starting from zero. Different devices can be opened and used independently of each other. Typically, specifying a sound card and device will be sufficient to determine on which connector or set of connectors your audio signal will come out, or from which it is read. </text:p>
      <text:p text:style-name="Text_20_body"><text:span text:style-name="T2">Subdevices</text:span> are the most fine-grained objects ALSA can distinguish. The most frequently encountered cases are that a device has a separate subdevice for each channel or that there is only one subdevice altogether. A device's subdevices can in principle be used independently, but playing a multi-channel signal to a subdevice will use (and block) the following subdevice(s) too. Like devices, subdevices are identified by a zero-based index. </text:p>
      <text:h text:style-name="Heading_20_3" text:outline-level="3">PCM parameters and the configuration space</text:h>
      <text:p text:style-name="Text_20_body">Digitised sound has a number of parameters such as the sampling rate, the number of channels and the format in which sample values are stored. If you have been programming OSS, you may be used to setting these parameters one after the other before playing a sound file. So what is that talk about a "configuration space" which one finds in the ALSA documentation? </text:p>
      <text:p text:style-name="Text_20_body">The answer is that in reality things are not so simple: Some sound cards cannot combine all sample formats with all sampling rates or channel counts, for example. So the parameters are not independent. ALSA accounts for this fact by arranging sets of parameters in an n-dimensional space, the configuration space. One of these dimensions corresponds to the sampling rate, one to the sample format, and so on. If the parameters of one specific sound card are all independent, all legal configurations lie in one big n-dimensional box. In this case, one could describe them by giving separate ranges for all parameters. If the parameters are not independent, the set of allowed configurations is more complicated, and could not be expressed so simply. </text:p>
      <text:p text:style-name="Text_20_body">When a hardware device is accessed with ALSA, parameters are not fixed independently of each other. Rather, the legal configuration space for a device is narrowed down successively by restricting specific parameters. This makes it possible, for instance, to set a minimal rather than exact sampling rate. It also potentially leads to the problem that it depends on the order in which the parameters are set which parameter set you end up with (see <text:a xlink:type="simple" xlink:href="https://www.volkerschatz.com/noise/alsa.html#myst2" text:style-name="Internet_20_link" text:visited-style-name="Visited_20_Internet_20_Link">below</text:a>). That said, an ALSA plugin is available which automatically chooses the most sensible hardware parameters and performs format conversion as needed. This and other plugins are described in the following section. </text:p>
      <text:p text:style-name="Text_20_body"/>
      <text:p text:style-name="Text_20_body"/>
      <text:p text:style-name="Text_20_body"/>
      <text:h text:style-name="Heading_20_3" text:outline-level="3"><text:soft-page-break/>ALSA Kernel Subsystem</text:h>
      <text:p text:style-name="Text_20_body"/>
      <text:p text:style-name="Text_20_body">A sound card, encapsulating playback and capture devices will be visible as single entity to the end user. There can be many playback and capture devices within a sound card and there can be multiple sound cards in a system.</text:p>
      <text:p text:style-name="Text_20_body">The Machine driver creates a pipeline out of the ALSA drivers. This glue or DAI (Digital Audio Interface) link is made using registered device names or device nodes (using OF kernel framework). Each proper DAI link results as a device in a sound card. A sound card is thus a logical grouping of several such devices.</text:p>
      <text:p text:style-name="Text_20_body">The Audio Formatter driver creates the platform device for the sound card. While creating the device, it passes the HDMI device tree node of either I2S/HDMI/SDI/SPDIF depending on the kind of sound card being created. When the sound card driver detects the kind of audio node (I2S/HDMI/SDI/SPDIF), the proper DAI link is selected from the available links.</text:p>
      <text:p text:style-name="Text_20_body">HDMI Rx receives the data from the HDMI source and separates audio from the video content. The Xilinx Audio Formatter converts this AES data to PCM data and stores it in memory. HDMI TX gets the AES data from the Audio Formatter and embeds it into video.</text:p>
      <text:p text:style-name="Text_20_body">The AES format contains PCM and channel status information. The Audio Formatter IP separates non-audio content such as channel status and stores it in registers. The Audio Formatter driver can parse the content of channel status to get audio parameters.</text:p>
      <text:p text:style-name="Text_20_body">A dummy CPU DAI driver is used as there needs to be a CPU DAI to be registered with ASoC framework. Codec DAI will be part of HDMI Tx and Rx video drivers, as those provide and consume the digital audio data.</text:p>
      <text:p text:style-name="Text_20_body">In this TRD design, a sound card is created with a record device for the HDMI-RX capture pipeline and a playback device for the HDMI-TX playback pipeline. The supported parameters are:</text:p>
      <text:list xml:id="list4152946450" text:style-name="L1">
        <text:list-item>
          <text:p text:style-name="P2">Sampling rate: 48 kHz </text:p>
        </text:list-item>
        <text:list-item>
          <text:p text:style-name="P2">Sample width: 24 bits per sample </text:p>
        </text:list-item>
        <text:list-item>
          <text:p text:style-name="P2">Sample encoding: Little endian </text:p>
        </text:list-item>
        <text:list-item>
          <text:p text:style-name="P2">Number of channels: 2 </text:p>
        </text:list-item>
        <text:list-item>
          <text:p text:style-name="P1">Supported format: S24_32LE </text:p>
        </text:list-item>
      </text:list>
      <text:p text:style-name="Text_20_body"/>
      <text:p text:style-name="Text_20_body"><text:bookmark text:name="plugi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20T10:07:17.558103089</meta:creation-date>
    <dc:date>2025-02-21T16:07:36.130526972</dc:date>
    <meta:editing-duration>P1DT4H39M48S</meta:editing-duration>
    <meta:editing-cycles>1</meta:editing-cycles>
    <meta:generator>LibreOffice/6.0.7.3$Linux_X86_64 LibreOffice_project/00m0$Build-3</meta:generator>
    <meta:document-statistic meta:table-count="0" meta:image-count="0" meta:object-count="0" meta:page-count="2" meta:paragraph-count="22" meta:word-count="874" meta:character-count="5187" meta:non-whitespace-character-count="4328"/>
  </office:meta>
</office:document-meta>
</file>